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1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1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1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1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cm" fo:margin-bottom="0cm" style:contextual-spacing="false" fo:text-align="justify" style:justify-single-word="false"/>
    </style:style>
    <style:style style:name="P7"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master-page-name="Standard">
      <style:paragraph-properties fo:margin-top="0cm" fo:margin-bottom="0cm" style:contextual-spacing="false" fo:text-align="center" style:justify-single-word="false" style:page-number="1"/>
    </style:style>
    <style:style style:name="P9"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10"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style>
    <style:style style:name="P11"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1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officeooo:rsid="000acf1d" officeooo:paragraph-rsid="000acf1d"/>
    </style:style>
    <style:style style:name="P1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17"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P18"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762cm" fo:margin-right="0cm" fo:margin-top="0.423cm" fo:margin-bottom="0.106cm" style:contextual-spacing="false" fo:text-indent="-0.762cm"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acf1d" style:font-name-asian="Garamond1" style:font-size-asian="12pt" style:font-name-complex="Garamond1" style:font-size-complex="12pt"/>
    </style:style>
    <style:style style:name="T4" style:family="text">
      <style:text-properties style:font-name="Garamond" fo:font-size="10pt" style:font-name-asian="Garamond1" style:font-size-asian="10pt" style:font-name-complex="Garamond1" style:font-size-complex="10pt"/>
    </style:style>
    <style:style style:name="T5" style:family="text">
      <style:text-properties style:font-name="Garamond" fo:font-size="10pt" fo:font-weight="normal" style:font-name-asian="Garamond1" style:font-size-asian="10pt" style:font-weight-asian="normal"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loext:char-shading-value="0"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loext:char-shading-value="0"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loext:char-shading-value="0"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loext:char-shading-value="0"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1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14" style:family="text">
      <style:text-properties style:font-name="Arial Unicode MS" fo:font-size="10pt" style:font-name-asian="Arial Unicode MS1" style:font-size-asian="10pt" style:font-name-complex="Arial Unicode MS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text:span text:style-name="T6">Project Name</text:span></text:p>
          </table:table-cell>
          <table:table-cell table:style-name="Table1.A1" office:value-type="string">
            <text:p text:style-name="P9"><text:span text:style-name="T2">UTut: University Tutorial</text:span></text:p>
          </table:table-cell>
          <table:table-cell table:style-name="Table1.A1" office:value-type="string">
            <text:p text:style-name="P9"><text:span text:style-name="T6">Project ID</text:span></text:p>
          </table:table-cell>
          <table:table-cell table:style-name="Table1.D1" office:value-type="string">
            <text:p text:style-name="P12"/>
          </table:table-cell>
        </table:table-row>
        <table:table-row table:style-name="Table1.1">
          <table:table-cell table:style-name="Table1.A1" office:value-type="string">
            <text:p text:style-name="P9"><text:span text:style-name="T6">Reviewer’s Name</text:span></text:p>
          </table:table-cell>
          <table:table-cell table:style-name="Table1.A1" office:value-type="string">
            <text:p text:style-name="P9"><text:span text:style-name="T2">Nicole Jade R. De Guzman</text:span></text:p>
          </table:table-cell>
          <table:table-cell table:style-name="Table1.A1" office:value-type="string">
            <text:p text:style-name="P9"><text:span text:style-name="T6">Sprint No.</text:span></text:p>
          </table:table-cell>
          <table:table-cell table:style-name="Table1.D1" office:value-type="string">
            <text:p text:style-name="P15"><text:span text:style-name="T6">3</text:span></text:p>
          </table:table-cell>
        </table:table-row>
        <table:table-row table:style-name="Table1.1">
          <table:table-cell table:style-name="Table1.A1" office:value-type="string">
            <text:p text:style-name="P9"><text:span text:style-name="T6">Review Date</text:span></text:p>
          </table:table-cell>
          <table:table-cell table:style-name="Table1.D1" table:number-columns-spanned="3" office:value-type="string">
            <text:p text:style-name="P9"><text:span text:style-name="T2">0</text:span><text:span text:style-name="T3">3</text:span><text:span text:style-name="T2">/</text:span><text:span text:style-name="T3">09</text:span><text:span text:style-name="T2">/18</text:span></text:p>
          </table:table-cell>
          <table:covered-table-cell/>
          <table:covered-table-cell/>
        </table:table-row>
        <table:table-row table:style-name="Table1.1">
          <table:table-cell table:style-name="Table1.A1" office:value-type="string">
            <text:p text:style-name="P9"><text:span text:style-name="T6">File Name</text:span></text:p>
            <text:p text:style-name="P9"><text:span text:style-name="T7">(Source Code)</text:span></text:p>
          </table:table-cell>
          <table:table-cell table:style-name="Table1.D1" table:number-columns-spanned="3" office:value-type="string">
            <text:p text:style-name="P9"><text:span text:style-name="T2">application_job.rb</text:span></text:p>
          </table:table-cell>
          <table:covered-table-cell/>
          <table:covered-table-cell/>
        </table:table-row>
      </table:table>
      <text:p text:style-name="P3"/>
      <text:p text:style-name="P6"><text:span text:style-name="T4">This checklist is to be used to assess source code during a peer review. <text:s/>Items which represent the code being reviewed should be checked off.</text:span></text:p>
      <text:p text:style-name="P2"/>
      <text:p text:style-name="P4"/>
      <text:p text:style-name="P6"><text:span text:style-name="T4">Place a check mark if the code complies with the criteria. <text:s/>If not, place comments at the remarks column.</text:span></text:p>
      <text:p text:style-name="P4"/>
      <text:p text:style-name="P6"><text:span text:style-name="T4">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0"><text:span text:style-name="T9">Criteria</text:span></text:p>
          </table:table-cell>
          <table:table-cell table:style-name="Table2.A1" table:number-columns-spanned="2" office:value-type="string">
            <text:p text:style-name="P10"><text:span text:style-name="T11">Comply</text:span></text:p>
          </table:table-cell>
          <table:covered-table-cell/>
          <table:table-cell table:style-name="Table2.D1" table:number-rows-spanned="2" office:value-type="string">
            <text:p text:style-name="P10"><text:span text:style-name="T9">Remarks</text:span></text:p>
          </table:table-cell>
        </table:table-row>
        <table:table-row table:style-name="Table2.1">
          <table:covered-table-cell/>
          <table:table-cell table:style-name="Table2.A1" office:value-type="string">
            <text:p text:style-name="P10"><text:span text:style-name="T10">Yes</text:span></text:p>
          </table:table-cell>
          <table:table-cell table:style-name="Table2.A1" office:value-type="string">
            <text:p text:style-name="P10"><text:span text:style-name="T10">No</text:span></text:p>
          </table:table-cell>
          <table:covered-table-cell/>
        </table:table-row>
        <table:table-row table:style-name="Table2.1">
          <table:table-cell table:style-name="Table2.A1" office:value-type="string">
            <text:p text:style-name="P11"><text:span text:style-name="T10">License exists at the top of the code</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row table:style-name="Table2.1">
          <table:table-cell table:style-name="Table2.A1" office:value-type="string">
            <text:p text:style-name="P11"><text:span text:style-name="T10">License contains the name of the author</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row table:style-name="Table2.1">
          <table:table-cell table:style-name="Table2.A1" office:value-type="string">
            <text:p text:style-name="P11"><text:span text:style-name="T10">License contains the following:</text:span></text:p>
            <text:p text:style-name="P11"><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
      <text:p text:style-name="P4"/>
      <text:p text:style-name="P4"/>
      <text:p text:style-name="P6"><text:span text:style-name="T4">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0"><text:span text:style-name="T9">Criteria</text:span></text:p>
          </table:table-cell>
          <table:table-cell table:style-name="Table3.A1" table:number-columns-spanned="2" office:value-type="string">
            <text:p text:style-name="P10"><text:span text:style-name="T8">Comply</text:span></text:p>
          </table:table-cell>
          <table:covered-table-cell/>
          <table:table-cell table:style-name="Table3.D1" table:number-rows-spanned="2" office:value-type="string">
            <text:p text:style-name="P10"><text:span text:style-name="T9">Remarks</text:span></text:p>
          </table:table-cell>
        </table:table-row>
        <table:table-row table:style-name="Table3.1">
          <table:covered-table-cell/>
          <table:table-cell table:style-name="Table3.A1" office:value-type="string">
            <text:p text:style-name="P10"><text:span text:style-name="T10">Yes</text:span></text:p>
          </table:table-cell>
          <table:table-cell table:style-name="Table3.A1" office:value-type="string">
            <text:p text:style-name="P10"><text:span text:style-name="T10">No</text:span></text:p>
          </table:table-cell>
          <table:covered-table-cell/>
        </table:table-row>
        <table:table-row table:style-name="Table3.1">
          <table:table-cell table:style-name="Table3.A1" office:value-type="string">
            <text:p text:style-name="P11"><text:span text:style-name="T10">Code History appears after the license of the source code.</text:span></text:p>
          </table:table-cell>
          <table:table-cell table:style-name="Table3.A1" office:value-type="string">
            <text:p text:style-name="P7"/>
          </table:table-cell>
          <table:table-cell table:style-name="Table3.A1" office:value-type="string">
            <text:p text:style-name="P6"><text:span text:style-name="T14">✓</text:span></text:p>
          </table:table-cell>
          <table:table-cell table:style-name="Table3.D1" office:value-type="string">
            <text:p text:style-name="P13"/>
          </table:table-cell>
        </table:table-row>
        <table:table-row table:style-name="Table3.1">
          <table:table-cell table:style-name="Table3.A1" office:value-type="string">
            <text:p text:style-name="P11"><text:span text:style-name="T10">Code History has been updated accordingly based on name of programmer, change date and change description.</text:span></text:p>
          </table:table-cell>
          <table:table-cell table:style-name="Table3.A1" office:value-type="string">
            <text:p text:style-name="P7"/>
          </table:table-cell>
          <table:table-cell table:style-name="Table3.A1" office:value-type="string">
            <text:p text:style-name="P6"><text:span text:style-name="T14">✓</text:span></text:p>
          </table:table-cell>
          <table:table-cell table:style-name="Table3.D1" office:value-type="string">
            <text:p text:style-name="P13"/>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4">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0"><text:span text:style-name="T9">Criteria</text:span></text:p>
          </table:table-cell>
          <table:table-cell table:style-name="Table4.A1" table:number-columns-spanned="2" office:value-type="string">
            <text:p text:style-name="P10"><text:span text:style-name="T8">Comply</text:span></text:p>
          </table:table-cell>
          <table:covered-table-cell/>
          <table:table-cell table:style-name="Table4.D1" table:number-rows-spanned="2" office:value-type="string">
            <text:p text:style-name="P10"><text:span text:style-name="T9">Remarks</text:span></text:p>
          </table:table-cell>
        </table:table-row>
        <table:table-row table:style-name="Table4.1">
          <table:covered-table-cell/>
          <table:table-cell table:style-name="Table4.A1" office:value-type="string">
            <text:p text:style-name="P10"><text:span text:style-name="T10">Yes</text:span></text:p>
          </table:table-cell>
          <table:table-cell table:style-name="Table4.A1" office:value-type="string">
            <text:p text:style-name="P10"><text:span text:style-name="T10">No</text:span></text:p>
          </table:table-cell>
          <table:covered-table-cell/>
        </table:table-row>
        <table:table-row table:style-name="Table4.1">
          <table:table-cell table:style-name="Table4.A1" office:value-type="string">
            <text:p text:style-name="P11"><text:span text:style-name="T10">A comment block exists after the Code History containing the following information: file creation </text:span><text:soft-page-break/><text:span text:style-name="T10">date, development group, client group and a brief statement of the purpose of the software in the file.</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1"><text:span text:style-name="T10">Add: each variable would have a corresponding descriptions</text:span></text:p>
            <text:p text:style-name="P13"><text:soft-page-break/></text:p>
            <text:p text:style-name="P11"><text:span text:style-name="T10">variable_name; #description</text:span></text:p>
          </table:table-cell>
        </table:table-row>
        <table:table-row table:style-name="Table4.1">
          <table:table-cell table:style-name="Table4.A1" office:value-type="string">
            <text:p text:style-name="P11"><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Indentions are 5 spaces. TABS ARE NOT USED.</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Inline comments are found at the top of the statement using '/*' and '*/'.</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Bracketing of block statements follows the following format:</text:span></text:p>
            <text:p text:style-name="P13"/>
            <text:p text:style-name="P11"><text:span text:style-name="T10">if (){</text:span></text:p>
            <text:p text:style-name="P11"><text:span text:style-name="T10"><text:s text:c="5"/>statements;</text:span></text:p>
            <text:p text:style-name="P11"><text:span text:style-name="T10">}</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Exceptions are being handled appropriately.</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Meaningful variable names are used.</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Variable are initialized prior to use.</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Program statements are limited to one per line.</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Parenthesis are used to remove operator precedence ambituity and improve code readability.</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Meaningful error messages are used.</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
      <text:list xml:id="list7316780547427079756" text:style-name="WWNum1">
        <text:list-item>
          <text:p text:style-name="P18"/>
        </text:list-item>
        <text:list-item>
          <text:p text:style-name="P18"/>
        </text:list-item>
        <text:list-item>
          <text:p text:style-name="P19"><text:span text:style-name="T5">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0"><text:span text:style-name="T9">List of Method Signature</text:span></text:p>
          </table:table-cell>
          <table:table-cell table:style-name="Table5.A1" table:number-columns-spanned="2" office:value-type="string">
            <text:p text:style-name="P10"><text:span text:style-name="T9">Modularity</text:span></text:p>
          </table:table-cell>
          <table:covered-table-cell/>
          <table:table-cell table:style-name="Table5.D1" table:number-rows-spanned="2" office:value-type="string">
            <text:p text:style-name="P10"><text:span text:style-name="T9">Remarks</text:span></text:p>
          </table:table-cell>
        </table:table-row>
        <table:table-row table:style-name="Table5.1">
          <table:covered-table-cell/>
          <table:table-cell table:style-name="Table5.A1" office:value-type="string">
            <text:p text:style-name="P10"><text:span text:style-name="T8">Coupling</text:span></text:p>
          </table:table-cell>
          <table:table-cell table:style-name="Table5.A1" office:value-type="string">
            <text:p text:style-name="P10"><text:span text:style-name="T8">Cohesion</text:span></text:p>
          </table:table-cell>
          <table:covered-table-cell/>
        </table:table-row>
        <table:table-row table:style-name="Table5.1">
          <table:table-cell table:style-name="Table5.A1" office:value-type="string">
            <text:p text:style-name="P9"><text:span text:style-name="T10">[List here all methods found inside the file.]</text:span></text:p>
          </table:table-cell>
          <table:table-cell table:style-name="Table5.A1" office:value-type="string">
            <text:p text:style-name="P14"/>
          </table:table-cell>
          <table:table-cell table:style-name="Table5.A1" office:value-type="string">
            <text:p text:style-name="P14"/>
          </table:table-cell>
          <table:table-cell table:style-name="Table5.D1" office:value-type="string">
            <text:p text:style-name="P14"/>
          </table:table-cell>
        </table:table-row>
      </table:table>
      <text:p text:style-name="P5"/>
      <text:list xml:id="list130311645937873" text:continue-numbering="true" text:style-name="WWNum1">
        <text:list-item>
          <text:p text:style-name="P18"/>
        </text:list-item>
        <text:list-item>
          <text:p text:style-name="P18"/>
        </text:list-item>
      </text:list>
      <text:p text:style-name="P5"/>
      <text:p text:style-name="P5"/>
      <text:p text:style-name="P5"/>
      <text:p text:style-name="P5"/>
      <text:list xml:id="list130312890822903" text:continue-numbering="true" text:style-name="WWNum1">
        <text:list-item>
          <text:p text:style-name="P19"><text:span text:style-name="T4">Reviewer’s Comments:<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9T13:03:10.698157150</dc:date>
    <meta:document-statistic meta:table-count="5" meta:image-count="0" meta:object-count="0" meta:page-count="2" meta:paragraph-count="85" meta:word-count="415" meta:character-count="2500" meta:non-whitespace-character-count="2157"/>
    <meta:generator>LibreOffice/4.2.3.3$Linux_X86_64 LibreOffice_project/420m0$Build-3</meta:generator>
  </office:meta>
</office:document-meta>
</file>